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fo:color="#cc0000" fo:font-weight="bold" style:font-weight-asian="bold" style:font-weight-complex="bold"/>
    </style:style>
    <style:style style:name="T1" style:family="text">
      <style:text-properties fo:color="#000033"/>
    </style:style>
    <style:style style:name="T2" style:family="text">
      <style:text-properties fo:color="#801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CONCEPTION DE LA PARTIE 'Gestion du catalogue':-----&gt;&gt;SGBD MySQL</text:p>
      <text:p text:style-name="Standard">--------------------------------------------------</text:p>
      <text:p text:style-name="Standard"/>
      <text:p text:style-name="Standard">Cette partie est terminée et permet d'ajouter,modifier,supprimer des produits.</text:p>
      <text:p text:style-name="Standard">Dans cette partie nous avons acquis les connaissances telles que:</text:p>
      <text:p text:style-name="Standard"/>
      <text:p text:style-name="Standard">---CREATION DE BASE DE DONNEE'dbequipe8' ET DES TABLES DE CELLES-CI </text:p>
      <text:p text:style-name="Standard"/>
      <text:p text:style-name="Standard">-Choix des data types des différents composants de la table catalogue .....</text:p>
      <text:p text:style-name="Standard"/>
      <text:p text:style-name="Standard">(Implémentation d'une création automatique de la BD et des tables nécessaires(catalogue et users) et </text:p>
      <text:p text:style-name="Standard">ceci est fait des l’accès a la <text:s/>page 'login.php' de la BD.</text:p>
      <text:p text:style-name="Standard"/>
      <text:p text:style-name="Standard">Pour accéder a la page 'Gestion du catalogue' il faut entrer les informations de l’identification par </text:p>
      <text:p text:style-name="Standard">défaut de l'administrateur qui sont utilisateur: admin et mot de passe: admin</text:p>
      <text:p text:style-name="Standard">en cliquant sur 'Login' situé en haut ,a gauche de la page 'accueil.php' <text:s/></text:p>
      <text:p text:style-name="Standard"/>
      <text:p text:style-name="Standard"/>
      <text:p text:style-name="Standard">-NB:il faudrait au préalable avoir installer un serveur web (WAMP SERVER ou EASYPHP.... ou LAMP ...sur </text:p>
      <text:p text:style-name="Standard">LINUX...... et avoir ses identifiants au web serveur par defaut i.e--&gt;utilisateur:root,et comme mot de </text:p>
      <text:p text:style-name="Standard">passe ne rien mettre en d'autres termes ne pas mettre de mot de passe. <text:s text:c="2"/></text:p>
      <text:p text:style-name="Standard"/>
      <text:p text:style-name="Standard"/>
      <text:p text:style-name="Standard">-------(VOIR + DE DETAILS DANS LE CODE SOURCE DES page php car les commentaires expliquent en détails </text:p>
      <text:p text:style-name="Standard">comment et les actions que effectuent ou effectueront chaque paritie de codes ou ligne de codes</text:p>
      <text:p text:style-name="Standard"/>
      <text:p text:style-name="Standard"/>
      <text:p text:style-name="Standard">---CODES POUR LES REQUETES mySQL(select,update,delete...) en utilisant php</text:p>
      <text:p text:style-name="Standard">---CONNEXION AU SERVEUR WEB AVEC PHP(mysql_connect().......)</text:p>
      <text:p text:style-name="Standard">---MAITRISE ET UTILISATION DE QUELQUES FUNCTIONS DEJA INCLUE LA LIBRAIRIE php </text:p>
      <text:p text:style-name="Standard">---PASSATION DE VARIABLE D'UNE PAGE A L'AUTRE</text:p>
      <text:p text:style-name="Standard">---BALISES HTML,PHP</text:p>
      <text:p text:style-name="Standard">---CSS(Styles......)</text:p>
      <text:p text:style-name="Standard">---SESSION+COOKIES</text:p>
      <text:p text:style-name="Standard">---.....+de connaissances on été acquises et pour mieux les voire regarder ds les codes sources des </text:p>
      <text:p text:style-name="Standard">pages qui ont été bien commente.</text:p>
      <text:p text:style-name="Standard"/>
      <text:p text:style-name="Standard"/>
      <text:p text:style-name="Standard"/>
      <text:p text:style-name="Standard"/>
      <text:p text:style-name="Standard">2)CONCEPTION DE LA PARTIE 'client':</text:p>
      <text:p text:style-name="Standard">--------------------------------------------------</text:p>
      <text:p text:style-name="Standard">---Etablissement unique de la search box et il faut saisir un Nom de produit existant dans la base de </text:p>
      <text:p text:style-name="P1">donnée <text:s/>existant ds la table catalogue pour avoir <text:s/>appercu de ce produit la.</text:p>
      <text:p text:style-name="Standard"/>
      <text:p text:style-name="Standard"/>
      <text:p text:style-name="Standard">-La partie'catalogue par famille' <text:s/>est terminee mais la partie <text:s/>'Commander 1 produit' n'est <text:s/>pas terminées mais ont été </text:p>
      <text:p text:style-name="Standard"><text:soft-page-break/>commencé</text:p>
      <text:p text:style-name="Standard"/>
      <text:p text:style-name="Standard">Notamment la partie 'catalogue par famille' qui a été fait d'abord par la barre de recherche de la page </text:p>
      <text:p text:style-name="Standard">accueil.php</text:p>
      <text:p text:style-name="Standard"/>
      <text:p text:style-name="Standard"/>
      <text:p text:style-name="Standard">3)CONCEPTION DE LA PARTIE 'contact:</text:p>
      <text:p text:style-name="Standard">-------------------------------------------------- <text:s/></text:p>
      <text:p text:style-name="Standard"><text:s/>terminée </text:p>
      <text:p text:style-name="Standard"/>
      <text:p text:style-name="Standard">Utilisation de PHP MAILER <text:s/>pour l'envoi du message a l'administrateur du site A-WARE</text:p>
      <text:p text:style-name="Standard"/>
      <text:p text:style-name="Standard"/>
      <text:p text:style-name="Standard">//VOIR + DE DETAILS DANS LE CODE POUR DETAILS CONCERNANT php mailer</text:p>
      <text:p text:style-name="Standard"/>
      <text:p text:style-name="Standard"/>
      <text:p text:style-name="Standard"/>
      <text:p text:style-name="P2"><text:span text:style-name="T1">CONCLUSION :</text:span>SEULEMENT <text:s/>' LA PARTIE COMMANDE UN PRODUIT' <text:s/><text:span text:style-name="T1">N'A PAS ETE </text:span><text:span text:style-name="T2">TERMINEE</text:span><text:span text:style-name="T1"> 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01:45:26.83</meta:creation-date>
    <dc:date>2014-04-02T03:43:26.28</dc:date>
    <meta:editing-duration>PT8M35S</meta:editing-duration>
    <meta:editing-cycles>13</meta:editing-cycles>
    <meta:generator>OpenOffice/4.0.1$Win32 OpenOffice.org_project/401m5$Build-9714</meta:generator>
    <meta:document-statistic meta:table-count="0" meta:image-count="0" meta:object-count="0" meta:page-count="2" meta:paragraph-count="39" meta:word-count="387" meta:character-count="2569"/>
  </office:meta>
</office:document-meta>
</file>